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configure proxy in web browser (Ubuntu, Mozilla Firefox)?</text:h>
      <text:list xml:id="list2813413422" text:style-name="L1">
        <text:list-item>
          <text:p text:style-name="P2">Open the menu in Mozilla Firefox, go to <text:span text:style-name="Strong_20_Emphasis">Edit</text:span> and click <text:span text:style-name="Strong_20_Emphasis">Preferences</text:span>. </text:p>
        </text:list-item>
        <text:list-item>
          <text:p text:style-name="P2">Click the <text:span text:style-name="Strong_20_Emphasis">Advanced</text:span> tab menu. </text:p>
        </text:list-item>
        <text:list-item>
          <text:p text:style-name="P2">Click <text:span text:style-name="Strong_20_Emphasis">Network</text:span> tab and then click the <text:span text:style-name="Strong_20_Emphasis">Settings...</text:span> button. </text:p>
        </text:list-item>
        <text:list-item>
          <text:p text:style-name="P2">Under <text:span text:style-name="Strong_20_Emphasis">Configure Proxies to Access the Internet</text:span>, select the <text:span text:style-name="Strong_20_Emphasis">Manual proxy configuration</text:span> option. </text:p>
        </text:list-item>
        <text:list-item>
          <text:p text:style-name="P2">In the <text:span text:style-name="Strong_20_Emphasis">HTTP Proxy</text:span> box, enter the IP address of Hostname of the proxy server. </text:p>
        </text:list-item>
        <text:list-item>
          <text:p text:style-name="P2">In the <text:span text:style-name="Strong_20_Emphasis">Port</text:span> box, type the port number which is being used by the proxy server for client connections. </text:p>
        </text:list-item>
        <text:list-item>
          <text:p text:style-name="P2">Select the <text:span text:style-name="Strong_20_Emphasis">Use this proxy server for all protocols</text:span> check box. </text:p>
        </text:list-item>
        <text:list-item>
          <text:p text:style-name="P2">You can enter IP address that you wish to bypass the proxy connection in the <text:span text:style-name="Strong_20_Emphasis">No Proxy for</text:span> box. </text:p>
        </text:list-item>
        <text:list-item>
          <text:p text:style-name="P2">Click <text:span text:style-name="Strong_20_Emphasis">Ok</text:span> to close the <text:span text:style-name="Strong_20_Emphasis">Connection Settings</text:span> dialog box. </text:p>
        </text:list-item>
        <text:list-item>
          <text:p text:style-name="P1">Click <text:span text:style-name="Strong_20_Emphasis">OK</text:span> again to close the <text:span text:style-name="Strong_20_Emphasis">Preferences</text:span> box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6:18:17.569419740</meta:creation-date>
    <dc:date>2018-11-02T16:39:03.730745209</dc:date>
    <meta:editing-duration>PT21S</meta:editing-duration>
    <meta:editing-cycles>1</meta:editing-cycles>
    <meta:document-statistic meta:table-count="0" meta:image-count="0" meta:object-count="0" meta:page-count="1" meta:paragraph-count="11" meta:word-count="140" meta:character-count="768" meta:non-whitespace-character-count="639"/>
    <meta:generator>LibreOffice/6.0.6.2$Linux_X86_64 LibreOffice_project/00m0$Build-2</meta:generator>
  </office:meta>
</office:document-meta>
</file>